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8000000145B20E0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88cm" table:align="left"/>
    </style:style>
    <style:style style:name="Table1.A" style:family="table-column">
      <style:table-column-properties style:column-width="2.873cm"/>
    </style:style>
    <style:style style:name="Table1.B" style:family="table-column">
      <style:table-column-properties style:column-width="10.231cm"/>
    </style:style>
    <style:style style:name="Table1.C" style:family="table-column">
      <style:table-column-properties style:column-width="3.88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>
      <style:table-row-properties style:min-row-height="0.954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der Form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Picture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C1" office:value-type="string">
            <text:p text:style-name="Table_20_Contents">Quantity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jooscript.image(item.picture)" text:anchor-type="paragraph" svg:width="1.409cm" svg:height="0.706cm" draw:z-index="0"><draw:image xlink:href="Pictures/1000000000000028000000145B20E0B1.png" xlink:type="simple" xlink:show="embed" xlink:actuate="onLoad"/></draw:frame></text:p>
          </table:table-cell>
          <table:table-cell table:style-name="Table1.A2" office:value-type="string">
            <text:p text:style-name="Table_20_Contents"><text:text-input text:description="item.description">Sample Item</text:text-input></text:p>
          </table:table-cell>
          <table:table-cell table:style-name="Table1.C2" office:value-type="string">
            <text:p text:style-name="P1"><text:script script:language="JOOScript">@table:table-row
[#list items as item]
@/table:table-row
[/#list]
</text:script><text:text-input text:description="item.quantity">100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6-10-26T18:15:02</meta:creation-date>
    <dc:date>2009-08-01T20:10:53</dc:date>
    <dc:language>en-GB</dc:language>
    <meta:editing-cycles>28</meta:editing-cycles>
    <meta:editing-duration>PT03H19M24S</meta:editing-duration>
    <meta:document-statistic meta:table-count="1" meta:image-count="1" meta:object-count="0" meta:page-count="1" meta:paragraph-count="6" meta:word-count="8" meta:character-count="51"/>
    <meta:user-defined meta:name="Info 1"/>
    <meta:user-defined meta:name="Info 2"/>
    <meta:user-defined meta:name="Info 3"/>
    <meta:user-defined meta:name="Info 4"/>
  </office:meta>
</office:document-meta>
</file>